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8 2412">
            <text:p>test_Parser(primitives): 4,8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8">
            <text:p>4,8 sec</text:p>
          </table:table-cell>
          <table:table-cell table:style-name="ce162" table:formula="of:=TESTSTAT(&quot;count&quot;; [.B46])" office:value-type="float" office:value="2412">
            <text:p>2412</text:p>
          </table:table-cell>
          <table:table-cell table:style-name="ce164" table:formula="of:=[.E46]/[.D46]" office:value-type="float" office:value="502.5">
            <text:p>502,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4,8 1546">
            <text:p>test_Parser(multiplicity): 4,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4.8">
            <text:p>4,8 sec</text:p>
          </table:table-cell>
          <table:table-cell table:style-name="ce162" table:formula="of:=TESTSTAT(&quot;count&quot;; [.B47])" office:value-type="float" office:value="1546">
            <text:p>1546</text:p>
          </table:table-cell>
          <table:table-cell table:style-name="ce164" table:formula="of:=[.E47]/[.D47]" office:value-type="float" office:value="322.083333333333">
            <text:p>322,1 a/sec</text:p>
          </table:table-cell>
          <table:table-cell table:number-columns-repeated="4"/>
        </table:table-row>
        <table:table-row table:style-name="ro6">
          <table:table-cell/>
          <table:table-cell table:formula="of:=TEST_PARSER(&quot;basic&quot;)" office:value-type="string" office:string-value="test_Parser(basic): 19 9107">
            <text:p>test_Parser(basic): 1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9">
            <text:p>19,0 sec</text:p>
          </table:table-cell>
          <table:table-cell table:style-name="ce162" table:formula="of:=TESTSTAT(&quot;count&quot;; [.B48])" office:value-type="float" office:value="9107">
            <text:p>9107</text:p>
          </table:table-cell>
          <table:table-cell table:style-name="ce164" table:formula="of:=[.E48]/[.D48]" office:value-type="float" office:value="479.315789473684">
            <text:p>479,3 a/sec</text:p>
          </table:table-cell>
          <table:table-cell table:number-columns-repeated="4"/>
        </table:table-row>
        <table:table-row table:style-name="ro6">
          <table:table-cell/>
          <table:table-cell table:formula="of:=TEST_PARSER(&quot;special&quot;)" office:value-type="string" office:string-value="test_Parser(special): 1,6 479">
            <text:p>test_Parser(special): 1,6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6">
            <text:p>1,6 sec</text:p>
          </table:table-cell>
          <table:table-cell table:style-name="ce162" table:formula="of:=TESTSTAT(&quot;count&quot;; [.B49])" office:value-type="float" office:value="479">
            <text:p>479</text:p>
          </table:table-cell>
          <table:table-cell table:style-name="ce164" table:formula="of:=[.E49]/[.D49]" office:value-type="float" office:value="299.375">
            <text:p>299,4 a/sec</text:p>
          </table:table-cell>
          <table:table-cell table:number-columns-repeated="4"/>
        </table:table-row>
        <table:table-row table:style-name="ro6">
          <table:table-cell/>
          <table:table-cell table:formula="of:=TEST_PARSER(&quot;numbers&quot;)" office:value-type="string" office:string-value="test_Parser(numbers): 7,7 3046">
            <text:p>test_Parser(numbers): 7,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7.7">
            <text:p>7,7 sec</text:p>
          </table:table-cell>
          <table:table-cell table:style-name="ce162" table:formula="of:=TESTSTAT(&quot;count&quot;; [.B50])" office:value-type="float" office:value="3046">
            <text:p>3046</text:p>
          </table:table-cell>
          <table:table-cell table:style-name="ce164" table:formula="of:=[.E50]/[.D50]" office:value-type="float" office:value="395.584415584416">
            <text:p>395,6 a/sec</text:p>
          </table:table-cell>
          <table:table-cell table:number-columns-repeated="4"/>
        </table:table-row>
        <table:table-row table:style-name="ro6">
          <table:table-cell/>
          <table:table-cell table:formula="of:=TEST_PARSER(&quot;types&quot;)" office:value-type="string" office:string-value="test_Parser(types): 20,8 11149">
            <text:p>test_Parser(types): 20,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0.8">
            <text:p>20,8 sec</text:p>
          </table:table-cell>
          <table:table-cell table:style-name="ce162" table:formula="of:=TESTSTAT(&quot;count&quot;; [.B51])" office:value-type="float" office:value="11149">
            <text:p>11149</text:p>
          </table:table-cell>
          <table:table-cell table:style-name="ce164" table:formula="of:=[.E51]/[.D51]" office:value-type="float" office:value="536.009615384615">
            <text:p>536,0 a/sec</text:p>
          </table:table-cell>
          <table:table-cell table:number-columns-repeated="4"/>
        </table:table-row>
        <table:table-row table:style-name="ro6">
          <table:table-cell table:number-columns-repeated="3"/>
          <table:table-cell table:style-name="ce161" table:formula="of:=SUM([.D46:.D51])" office:value-type="float" office:value="58.7">
            <text:p>58,7 sec</text:p>
          </table:table-cell>
          <table:table-cell table:style-name="ce163" table:formula="of:=SUM([.E46:.E51])" office:value-type="float" office:value="27739">
            <text:p>27739</text:p>
          </table:table-cell>
          <table:table-cell table:style-name="ce165" table:formula="of:=[.E52]/[.D52]" office:value-type="float" office:value="472.555366269165">
            <text:p>472,6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9,1 27734">
            <text:p>test_Parser(all): 5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59.1">
            <text:p>59,1 sec</text:p>
          </table:table-cell>
          <table:table-cell table:style-name="ce162" table:formula="of:=TESTSTAT(&quot;count&quot;; [.B54])" office:value-type="float" office:value="27734">
            <text:p>27734</text:p>
          </table:table-cell>
          <table:table-cell table:style-name="ce164" table:formula="of:=[.E54]/[.D54]" office:value-type="float" office:value="469.27241962775">
            <text:p>469,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10.06.2017</text:date>, <text:time>13:07: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0T13:07:48.51</dc:date>
    <meta:editing-duration>P175DT7H55M36S</meta:editing-duration>
    <meta:editing-cycles>812</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p As Object)
	Static oFn As Object
	If isNull(oFn) Then
		oFn = Fn.TPattern_toString
	End If
	Dim out
	out = _TPattern_toString(p)
	TPattern_toString = out
End Function
	
Function _TPattern_toString(p As Object)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amp; "]"
					Else
						out = "(" _
							&amp; _TPattern_toString(pHd) _
							&amp; ":" _
							&amp; _TPattern_toString(pTl) _
							&amp; ")"
					End If
				Else
					Dim q As Object
					out = nameOf(c)
					Do Until isNil(ps)
						q = car(ps)
						ps = cdr(ps)
						out = out &amp; " " &amp; _TPattern_toString(q)
					Loop
				End If
			End If	

		Case Else
_TPattern_toString_error:
			On Local Error Goto 0 ' disable error handler
			croak("TPattern_toString: bad pattern " &amp; typeStr(p))
	End Select
	_TPattern_toString = out
End Function






Function newPattern(which As String, a0 As Variant)
	Dim out As New TPattern
	out.tyname = TPattern_tyname
	out.which  = which
	out.a0	   = a0
	newPattern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es_Any()
	test_Pattern_matches_Val()
	test_Pattern_matches_Var()
	test_Pattern_matches_List()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p = patList(Pattern_Any)
	assertEqual(TPattern_toString(p), "[_]").x
	p = patCons(Pattern_Any, patNil)
	assertEqual(toString(p), "[_]").x
	p = patList(Pattern_Any, Pattern_Any)
	assertEqual(toString(p), "(_:[_])").x
	p = patCons(Pattern_Any, Pattern_Any)
	assertEqual(toString(p), "(_:_)").x
	p = patCons(Pattern_Var("y"), Pattern_Var("ys"))
	assertEqual(toString(p), "(y:ys)").x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